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FontAwesome" svg:font-family="FontAwesome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313131" style:font-name="Verdana" fo:font-size="10.5pt" style:font-name-asian="Verdana1" style:font-size-asian="10.5pt" style:font-name-complex="Verdana1" style:font-size-complex="10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.0335in" fo:margin-top="0.0335in" fo:margin-bottom="0.0335in" loext:contextual-spacing="false" fo:line-height="100%" fo:text-align="center" style:justify-single-word="false" fo:text-indent="0in" style:auto-text-indent="false"/>
      <style:text-properties fo:color="#000000" style:font-name="Verdana" style:font-name-asian="Verdana1" style:font-name-complex="Verdana1"/>
    </style:style>
    <style:style style:name="P5" style:family="paragraph" style:parent-style-name="Standard">
      <loext:graphic-properties draw:fill="solid" draw:fill-color="#eeeeee"/>
      <style:paragraph-properties fo:margin-left="0in" fo:margin-right="0.0335in" fo:margin-top="0.0335in" fo:margin-bottom="0.0335in" loext:contextual-spacing="false" fo:line-height="100%" fo:text-indent="0in" style:auto-text-indent="false" fo:background-color="#eeeeee"/>
    </style:style>
    <style:style style:name="P6" style:family="paragraph" style:parent-style-name="Standard">
      <style:paragraph-properties fo:margin-left="0in" fo:margin-right="0.0335in" fo:margin-top="0.0335in" fo:margin-bottom="0.0335in" loext:contextual-spacing="false" fo:line-height="100%" fo:text-align="start" style:justify-single-word="false" fo:text-indent="0in" style:auto-text-indent="false"/>
    </style:style>
    <style:style style:name="P7" style:family="paragraph" style:parent-style-name="Standard">
      <style:paragraph-properties fo:margin-left="0.0335in" fo:margin-right="0.0335in" fo:margin-top="0in" fo:margin-bottom="0.1in" loext:contextual-spacing="false" fo:line-height="100%" fo:text-align="justify" style:justify-single-word="false" fo:text-indent="0in" style:auto-text-indent="false"/>
    </style:style>
    <style:style style:name="P8" style:family="paragraph" style:parent-style-name="Standard">
      <loext:graphic-properties draw:fill="solid" draw:fill-color="#eeeeee"/>
      <style:paragraph-properties fo:margin-left="0.0335in" fo:margin-right="0.0335in" fo:margin-top="0in" fo:margin-bottom="0.1in" loext:contextual-spacing="false" fo:line-height="100%" fo:text-align="justify" style:justify-single-word="false" fo:text-indent="0in" style:auto-text-indent="false" fo:background-color="#eeeeee"/>
    </style:style>
    <style:style style:name="P9" style:family="paragraph" style:parent-style-name="Standard">
      <loext:graphic-properties draw:fill="solid" draw:fill-color="#eeeeee"/>
      <style:paragraph-properties fo:margin-left="0.0335in" fo:margin-right="0.0335in" fo:margin-top="0in" fo:margin-bottom="0.1in" loext:contextual-spacing="false" fo:line-height="100%" fo:text-align="justify" style:justify-single-word="false" fo:text-indent="0in" style:auto-text-indent="false" fo:background-color="#eeeeee"/>
      <style:text-properties style:font-name="Verdana" fo:font-size="10.5pt" style:font-name-asian="Verdana1" style:font-size-asian="10.5pt" style:font-name-complex="Verdana1" style:font-size-complex="10.5pt"/>
    </style:style>
    <style:style style:name="T1" style:family="text">
      <style:text-properties fo:color="#000000"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2" style:family="text">
      <style:text-properties fo:color="#000000"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3" style:family="text">
      <style:text-properties fo:color="#000000" style:font-name="Verdana" fo:font-size="10.5pt" style:font-name-asian="Verdana1" style:font-size-asian="10.5pt" style:font-name-complex="Verdana1" style:font-size-complex="10.5pt"/>
    </style:style>
    <style:style style:name="T4" style:family="text">
      <style:text-properties fo:color="#000000" style:font-name="Verdana" fo:font-size="10.5pt" style:font-name-asian="Verdana1" style:font-size-asian="10.5pt" style:font-name-complex="Verdana1" style:font-size-complex="10.5pt"/>
    </style:style>
    <style:style style:name="T5" style:family="text">
      <style:text-properties fo:color="#000000" style:font-name="Verdana" fo:font-size="13.5pt" style:font-name-asian="Verdana1" style:font-size-asian="13.5pt" style:font-name-complex="Verdana1" style:font-size-complex="13.5pt"/>
    </style:style>
    <style:style style:name="T6" style:family="text">
      <style:text-properties fo:color="#000000" style:font-name="Verdana" fo:font-size="13.5pt" style:font-name-asian="Verdana1" style:font-size-asian="13.5pt" style:font-name-complex="Verdana1" style:font-size-complex="13.5pt"/>
    </style:style>
    <style:style style:name="T7" style:family="text">
      <style:text-properties fo:color="#313131" style:font-name="Verdana" fo:font-size="10.5pt" style:font-name-asian="Verdana1" style:font-size-asian="10.5pt" style:font-name-complex="Verdana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7"><text:span text:style-name="T1">Q </text:span><text:span text:style-name="T3">- Scope act as glue between controller and view.</text:span></text:p>
      <text:p text:style-name="P7"><text:bookmark text:name="_heading=h.gjdgxs"/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Scopes are objects that refer to the model. They act as glue between controller and view.</text:span></text:p>
      <text:p text:style-name="P1"/>
      <text:p text:style-name="P7"><text:span text:style-name="T1">Q </text:span><text:span text:style-name="T3">- We can use $dirty and $invalid flags to do the form validations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7"><text:span text:style-name="T1">Q </text:span><text:span text:style-name="T3">- AngularJS expressions behave in same way as ng-bind directives.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false</text:span></text:a></text:p>
      <text:p text:style-name="P7"><text:span text:style-name="T1">B</text:span><text:span text:style-name="T3"> - true</text:span></text:p>
      <text:p text:style-name="P5"><text:span text:style-name="T5">Answer : B</text:span></text:p>
      <text:p text:style-name="P5"><text:span text:style-name="T5">Explaination</text:span></text:p>
      <text:p text:style-name="P8"><text:span text:style-name="T3">AngularJS expressions behave in same way as ng-bind directives.</text:span></text:p>
      <text:p text:style-name="P7"><text:soft-page-break/><text:span text:style-name="T1">Q </text:span><text:span text:style-name="T3">- AngularJS Expressions are written inside double braces like {{ expression}}.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false</text:span></text:a></text:p>
      <text:p text:style-name="P7"><text:span text:style-name="T1">B</text:span><text:span text:style-name="T3"> - true</text:span></text:p>
      <text:p text:style-name="P6"><text:span text:style-name="T5">Answer : B</text:span></text:p>
      <text:p text:style-name="P6"><text:span text:style-name="T5">Explaination</text:span></text:p>
      <text:p text:style-name="P7"><text:span text:style-name="T3">AngularJS Expressions are written inside double braces like {{ expression}}.</text:span></text:p>
      <text:p text:style-name="P1"/>
      <text:p text:style-name="P7"><text:span text:style-name="T1">Q </text:span><text:span text:style-name="T3">- Which of the following is true about AngularJS expressions?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Expressions are used to bind application data to html.</text:span></text:a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Expressions are written inside double braces like {{ expression}}.</text:span></text:a></text:p>
      <text:p text:style-name="P7"><text:a xlink:type="simple" xlink:href="about:blank" text:style-name="ListLabel_20_1" text:visited-style-name="ListLabel_20_1"><text:span text:style-name="T1">C</text:span></text:a><text:a xlink:type="simple" xlink:href="about:blank" text:style-name="ListLabel_20_2" text:visited-style-name="ListLabel_20_2"><text:span text:style-name="T7"> - Expressions behave in same way as ng-bind directives. </text:span></text:a></text:p>
      <text:p text:style-name="P7"><text:span text:style-name="T1">D</text:span><text:span text:style-name="T3"> - All of the above.</text:span></text:p>
      <text:p text:style-name="P5"><text:span text:style-name="T5">Answer : D</text:span></text:p>
      <text:p text:style-name="P5"><text:span text:style-name="T5">Explaination</text:span></text:p>
      <text:p text:style-name="P8"><text:span text:style-name="T3">Expressions are used to bind application data to html. Expressions are written inside double braces like {{ expression}}. Expressions behave in same way as ng-bind directives. AngularJS application expressions are pure JavaScript expressions and outputs the data where they are used.</text:span></text:p>
      <text:p text:style-name="P1"/>
      <text:p text:style-name="P7"><text:span text:style-name="T1">Q </text:span><text:span text:style-name="T3">- Model available in $rootScope can be overridden by its all child scopes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oft-page-break/><text:span text:style-name="T3">Model available in $rootScope can be overridden by its all child scopes.</text:span></text:p>
      <text:p text:style-name="P1"/>
      <text:p text:style-name="P7"><text:span text:style-name="T1">Q </text:span><text:span text:style-name="T3">- Which of the following is true about AngularJS?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AngularJS is a framework to build large scale and high performance web appliation while keeping them as easy-to-maintain.</text:span></text:a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AngularJS provides developers options to write client side application (using JavaScript) in a clean MVC (Model View Controller) way.</text:span></text:a></text:p>
      <text:p text:style-name="P7"><text:a xlink:type="simple" xlink:href="about:blank" text:style-name="ListLabel_20_1" text:visited-style-name="ListLabel_20_1"><text:span text:style-name="T1">C</text:span></text:a><text:a xlink:type="simple" xlink:href="about:blank" text:style-name="ListLabel_20_2" text:visited-style-name="ListLabel_20_2"><text:span text:style-name="T7"> - AngularJS is a powerful JavaScript based development framework to create RICH Internet Application(RIA).</text:span></text:a></text:p>
      <text:p text:style-name="P7"><text:span text:style-name="T1">D</text:span><text:span text:style-name="T3"> - All of the above</text:span></text:p>
      <text:p text:style-name="P5"><text:span text:style-name="T5">Answer : D</text:span></text:p>
      <text:p text:style-name="P5"><text:span text:style-name="T5">Explaination</text:span></text:p>
      <text:p text:style-name="P8"><text:span text:style-name="T3">All of the above statements are correct with respect to AngularJS framework. </text:span></text:p>
      <text:p text:style-name="P9"/>
      <text:p text:style-name="P7"><text:span text:style-name="T1">Q </text:span><text:span text:style-name="T3">- Are application written using AngularJS cross browser compliant?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True! Applications written in AngularJS are cross-browser compliant. AngularJS automatically handles JavaScript code suitable for each browser.</text:span></text:p>
      <text:p text:style-name="P1"/>
      <text:p text:style-name="P7"><text:span text:style-name="T1">Q </text:span><text:span text:style-name="T3">- Using service method, we define a service and then assign method to it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oft-page-break/><text:span text:style-name="T5">Answer : A</text:span></text:p>
      <text:p text:style-name="P5"><text:span text:style-name="T5">Explaination</text:span></text:p>
      <text:p text:style-name="P8"><text:span text:style-name="T3">Using service method, we define a service and then assign method to it.</text:span></text:p>
      <text:p text:style-name="P1"/>
      <text:p text:style-name="P7"><text:span text:style-name="T1">Q </text:span><text:span text:style-name="T3">- AngularJS uses two way data binding.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false</text:span></text:a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true</text:span></text:a></text:p>
      <text:p text:style-name="P1"/>
      <text:p text:style-name="P7"><text:span text:style-name="T1">Q </text:span><text:span text:style-name="T3">- Templates can be a single file (like index.html) or multiple views in one page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Templates can be a single file (like index.html) or multiple views in one page using "partials".</text:span></text:p>
      <text:p text:style-name="P1"/>
      <text:p text:style-name="P7"><text:span text:style-name="T1">Q </text:span><text:span text:style-name="T3">- Which of the following is true about AngularJS service?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Services are JavaScript functions.</text:span></text:a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Services are responsible to do specific tasks only</text:span></text:a></text:p>
      <text:p text:style-name="P7"><text:a xlink:type="simple" xlink:href="about:blank" text:style-name="ListLabel_20_1" text:visited-style-name="ListLabel_20_1"><text:span text:style-name="T1">C</text:span></text:a><text:a xlink:type="simple" xlink:href="about:blank" text:style-name="ListLabel_20_2" text:visited-style-name="ListLabel_20_2"><text:span text:style-name="T7"> - Inbuilt services are always prefixed with $ symbol.</text:span></text:a></text:p>
      <text:p text:style-name="P7"><text:span text:style-name="T1">D</text:span><text:span text:style-name="T3"> - All of the above.</text:span></text:p>
      <text:p text:style-name="P5"><text:span text:style-name="T5">Answer : D</text:span></text:p>
      <text:p text:style-name="P5"><text:soft-page-break/><text:span text:style-name="T5">Explaination</text:span></text:p>
      <text:p text:style-name="P8"><text:span text:style-name="T3">Services are JavaScript functions and are responsible to do specific tasks only. Each service is responsible for a specific task for example, $http is used to make ajax call to get the server data. $route is used to define the routing information and so on. Inbuilt services are always prefixed with $ symbol.</text:span></text:p>
      <text:p text:style-name="P1"/>
      <text:p text:style-name="P7"><text:span text:style-name="T1">Q </text:span><text:span text:style-name="T3">- $rootScope is the parent of all of the scope variables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$rootScope is the parent of all of the scope variables.</text:span></text:p>
      <text:p text:style-name="P1"/>
      <text:p text:style-name="P7"><text:span text:style-name="T1">Q </text:span><text:span text:style-name="T3">- What happens when page containing AngularJS based Application loads.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HTML document is loaded into the browser, and evaluated by the browser.</text:span></text:a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AngularJS JavaScript file is loaded; the angular global object is created.</text:span></text:a></text:p>
      <text:p text:style-name="P7"><text:a xlink:type="simple" xlink:href="about:blank" text:style-name="ListLabel_20_1" text:visited-style-name="ListLabel_20_1"><text:span text:style-name="T1">C</text:span></text:a><text:a xlink:type="simple" xlink:href="about:blank" text:style-name="ListLabel_20_2" text:visited-style-name="ListLabel_20_2"><text:span text:style-name="T7"> - JavaScript which registers controller functions is executed.</text:span></text:a></text:p>
      <text:p text:style-name="P7"><text:span text:style-name="T1">D</text:span><text:span text:style-name="T3"> - All of the above.</text:span></text:p>
      <text:p text:style-name="P5"><text:span text:style-name="T5">Answer : D</text:span></text:p>
      <text:p text:style-name="P5"><text:span text:style-name="T5">Explaination</text:span></text:p>
      <text:p text:style-name="P8"><text:span text:style-name="T3">When the page is loaded in the browser; HTML document is loaded into the browser, and evaluated by the browser. AngularJS JavaScript file is loaded; the angular global object is created. Next, JavaScript which registers controller functions is executed.</text:span></text:p>
      <text:p text:style-name="P1"/>
      <text:p text:style-name="P7"><text:span text:style-name="T1">Q </text:span><text:span text:style-name="T3">- In controllers, model data is accessed via $scope object.</text:span></text:p>
      <text:p text:style-name="P7"><text:span text:style-name="T1">A</text:span><text:span text:style-name="T3"> - true</text:span></text:p>
      <text:p text:style-name="P7"><text:soft-page-break/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In controllers, model data is accessed via $scope object.</text:span></text:p>
      <text:p text:style-name="P1"/>
      <text:p text:style-name="P7"><text:span text:style-name="T1">Q </text:span><text:span text:style-name="T3">- AngularJS Expressions are used to bind application data to html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AngularJS Expressions are used to bind application data to html.</text:span></text:p>
      <text:p text:style-name="P1"/>
      <text:p text:style-name="P7"><text:span text:style-name="T1">Q </text:span><text:span text:style-name="T3">- AngularJS expressions are written using.</text:span></text:p>
      <text:p text:style-name="P7"><text:span text:style-name="T1">A</text:span><text:span text:style-name="T3"> - double braces like {{ expression}}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single braces like {expression}</text:span></text:a></text:p>
      <text:p text:style-name="P7"><text:a xlink:type="simple" xlink:href="about:blank" text:style-name="ListLabel_20_1" text:visited-style-name="ListLabel_20_1"><text:span text:style-name="T1">C</text:span></text:a><text:a xlink:type="simple" xlink:href="about:blank" text:style-name="ListLabel_20_2" text:visited-style-name="ListLabel_20_2"><text:span text:style-name="T7"> - small bracket like (expression)</text:span></text:a></text:p>
      <text:p text:style-name="P7"><text:a xlink:type="simple" xlink:href="about:blank" text:style-name="ListLabel_20_1" text:visited-style-name="ListLabel_20_1"><text:span text:style-name="T1">D</text:span></text:a><text:a xlink:type="simple" xlink:href="about:blank" text:style-name="ListLabel_20_2" text:visited-style-name="ListLabel_20_2"><text:span text:style-name="T7"> - capital bracket like [expression]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AngularJS expressions are written inside double braces like {{ expression}}.</text:span></text:p>
      <text:p text:style-name="P1"/>
      <text:p text:style-name="P7"><text:soft-page-break/><text:span text:style-name="T1">Q </text:span><text:span text:style-name="T3">- lowercase filter is applied to an expression using pipe character.</text:span></text:p>
      <text:p text:style-name="P7"><text:a xlink:type="simple" xlink:href="about:blank" text:style-name="ListLabel_20_1" text:visited-style-name="ListLabel_20_1"><text:span text:style-name="T1">A</text:span></text:a><text:a xlink:type="simple" xlink:href="about:blank" text:style-name="ListLabel_20_2" text:visited-style-name="ListLabel_20_2"><text:span text:style-name="T7"> - false</text:span></text:a></text:p>
      <text:p text:style-name="P7"><text:span text:style-name="T1">B</text:span><text:span text:style-name="T3"> - true</text:span></text:p>
      <text:p text:style-name="P5"><text:span text:style-name="T5">Answer : B</text:span></text:p>
      <text:p text:style-name="P5"><text:span text:style-name="T5">Explaination</text:span></text:p>
      <text:p text:style-name="P8"><text:span text:style-name="T3">lowercase filter is applied to an expression using pipe character.</text:span></text:p>
      <text:p text:style-name="P1"/>
      <text:p text:style-name="P7"><text:span text:style-name="T1">Q </text:span><text:span text:style-name="T3">- AngularJS applications can run on all major browsers and smart phones including Android and iOS based phones/tablets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AngularJS applications can run on all major browsers and smart phones including Android and iOS based phones/tablets.</text:span></text:p>
      <text:p text:style-name="P1"/>
      <text:p text:style-name="P7"><text:span text:style-name="T1">Q </text:span><text:span text:style-name="T3">- currency filter is applied to an expression using pipe character.</text:span></text:p>
      <text:p text:style-name="P7"><text:span text:style-name="T1">A</text:span><text:span text:style-name="T3"> - true</text:span></text:p>
      <text:p text:style-name="P7"><text:a xlink:type="simple" xlink:href="about:blank" text:style-name="ListLabel_20_1" text:visited-style-name="ListLabel_20_1"><text:span text:style-name="T1">B</text:span></text:a><text:a xlink:type="simple" xlink:href="about:blank" text:style-name="ListLabel_20_2" text:visited-style-name="ListLabel_20_2"><text:span text:style-name="T7"> - false</text:span></text:a></text:p>
      <text:p text:style-name="P5"><text:span text:style-name="T5">Answer : A</text:span></text:p>
      <text:p text:style-name="P5"><text:span text:style-name="T5">Explaination</text:span></text:p>
      <text:p text:style-name="P8"><text:span text:style-name="T3">currency filter is applied to an expression using pipe character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FontAwesome" svg:font-family="FontAwesome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in" fo:margin-right="0.0335in" fo:margin-top="0.0335in" fo:margin-bottom="0.0335in" loext:contextual-spacing="false" style:line-height-at-least="0.3126in" fo:text-align="center" style:justify-single-word="false" fo:text-indent="0in" style:auto-text-indent="false"/>
      <style:text-properties fo:color="#121214" fo:font-size="24pt" fo:letter-spacing="-0.0102in" style:letter-kerning="true" style:font-size-asian="24pt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in" fo:margin-right="0.0335in" fo:margin-top="0.0335in" fo:margin-bottom="0.0335in" loext:contextual-spacing="false" style:line-height-at-least="0.25in" fo:text-indent="0in" style:auto-text-indent="false"/>
      <style:text-properties fo:color="#121214" fo:font-size="19pt" fo:letter-spacing="-0.0102in" style:font-size-asian="19pt" style:font-size-complex="19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left="0in" fo:margin-right="0.0335in" fo:margin-top="0.0335in" fo:margin-bottom="0.0335in" loext:contextual-spacing="false" style:line-height-at-least="0.25in" fo:text-indent="0in" style:auto-text-indent="false"/>
      <style:text-properties fo:text-transform="uppercase" fo:color="#cccccc" fo:font-size="14.5pt" style:font-size-asian="14.5pt" style:font-size-complex="14.5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in" fo:margin-bottom="0.1457in" loext:contextual-spacing="false" style:line-height-at-least="0.2811in"/>
      <style:text-properties fo:color="#cccccc" fo:font-size="9pt" style:font-size-asian="9pt" style:font-size-complex="9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in" fo:margin-bottom="0.1457in" loext:contextual-spacing="false" style:line-height-at-least="0.1874in"/>
      <style:text-properties fo:text-transform="uppercase" fo:color="#cccccc" fo:font-size="11.5pt" fo:font-weight="bold" style:font-size-asian="11.5pt" style:font-weight-asian="bold" style:font-size-complex="11.5pt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in" fo:margin-bottom="0.1457in" loext:contextual-spacing="false" style:line-height-at-least="0.1874in"/>
      <style:text-properties fo:color="#333333" fo:font-size="10pt" style:font-size-asian="10pt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msonorma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Normal_20__28_Web_29_" style:display-name="Normal (Web)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featured" style:family="paragraph" style:parent-style-name="normal" style:default-outline-level="">
      <style:paragraph-properties fo:margin-top="0in" fo:margin-bottom="0.2083in" loext:contextual-spacing="false" style:line-height-at-least="0.25in" fo:text-align="justify" style:justify-single-word="false"/>
      <style:text-properties fo:color="#434343" fo:font-size="19pt" style:font-size-asian="19pt" style:font-size-complex="19pt"/>
    </style:style>
    <style:style style:name="pdf_5f_btn" style:display-name="pdf_btn" style:family="paragraph" style:parent-style-name="normal" style:default-outline-level="">
      <style:paragraph-properties fo:margin-top="0in" fo:margin-bottom="0.3126in" loext:contextual-spacing="false" style:line-height-at-least="0.25in" fo:text-align="center" style:justify-single-word="false"/>
      <style:text-properties fo:color="#434343"/>
    </style:style>
    <style:style style:name="pdf_5f_dwnld" style:display-name="pdf_dwnld" style:family="paragraph" style:parent-style-name="normal" style:default-outline-level="">
      <loext:graphic-properties draw:fill="solid" draw:fill-color="#ffffff"/>
      <style:paragraph-properties fo:margin-top="0in" fo:margin-bottom="0.1563in" loext:contextual-spacing="false" style:line-height-at-least="0.3752in" fo:text-align="center" style:justify-single-word="false" fo:background-color="#ffffff" fo:padding-left="0in" fo:padding-right="0in" fo:padding-top="0.2638in" fo:padding-bottom="0.2638in" fo:border="0.74pt solid #dddddd"/>
      <style:text-properties fo:color="#434343"/>
    </style:style>
    <style:style style:name="icon" style:family="paragraph" style:parent-style-name="normal" style:default-outline-level="">
      <style:paragraph-properties fo:margin-top="0in" fo:margin-bottom="0.2083in" loext:contextual-spacing="false"/>
      <style:text-properties fo:color="#434343" style:font-name="FontAwesome" fo:font-family="FontAwesome" style:font-family-generic="roman" style:font-pitch="variable"/>
    </style:style>
    <style:style style:name="icon-lg" style:family="paragraph" style:parent-style-name="normal" style:default-outline-level="">
      <style:paragraph-properties fo:margin-top="0in" fo:margin-bottom="0.2083in" loext:contextual-spacing="false" style:line-height-at-least="0.1252in"/>
      <style:text-properties fo:color="#434343" fo:font-size="16pt" style:font-size-asian="16pt" style:font-size-complex="16pt"/>
    </style:style>
    <style:style style:name="icon-2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24pt" style:font-size-asian="24pt" style:font-size-complex="24pt"/>
    </style:style>
    <style:style style:name="icon-3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36pt" style:font-size-asian="36pt" style:font-size-complex="36pt"/>
    </style:style>
    <style:style style:name="icon-4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48pt" style:font-size-asian="48pt" style:font-size-complex="48pt"/>
    </style:style>
    <style:style style:name="icon-5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60pt" style:font-size-asian="60pt" style:font-size-complex="60pt"/>
    </style:style>
    <style:style style:name="icon-fw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icon-ul" style:family="paragraph" style:parent-style-name="normal" style:default-outline-level="">
      <style:paragraph-properties fo:margin-left="0.3571in" fo:margin-right="0in" fo:margin-top="0in" fo:margin-bottom="0.2083in" loext:contextual-spacing="false" style:line-height-at-least="0.25in" fo:text-indent="0in" style:auto-text-indent="false"/>
      <style:text-properties fo:color="#434343"/>
    </style:style>
    <style:style style:name="icon-li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icon-border" style:family="paragraph" style:parent-style-name="normal" style:default-outline-level="">
      <style:paragraph-properties fo:margin-top="0in" fo:margin-bottom="0.2083in" loext:contextual-spacing="false" style:line-height-at-least="0.25in" fo:padding-left="0.0417in" fo:padding-right="0.0417in" fo:padding-top="0.028in" fo:padding-bottom="0.028in" fo:border="0.99pt solid #eeeeee"/>
      <style:text-properties fo:color="#434343"/>
    </style:style>
    <style:style style:name="fa-lg" style:family="paragraph" style:parent-style-name="normal" style:default-outline-level="">
      <style:paragraph-properties fo:margin-top="0in" fo:margin-bottom="0.2083in" loext:contextual-spacing="false" style:line-height-at-least="0.1252in"/>
      <style:text-properties fo:color="#434343" fo:font-size="16pt" style:font-size-asian="16pt" style:font-size-complex="16pt"/>
    </style:style>
    <style:style style:name="fa-2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24pt" style:font-size-asian="24pt" style:font-size-complex="24pt"/>
    </style:style>
    <style:style style:name="fa-3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36pt" style:font-size-asian="36pt" style:font-size-complex="36pt"/>
    </style:style>
    <style:style style:name="fa-4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48pt" style:font-size-asian="48pt" style:font-size-complex="48pt"/>
    </style:style>
    <style:style style:name="fa-5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60pt" style:font-size-asian="60pt" style:font-size-complex="60pt"/>
    </style:style>
    <style:style style:name="fa-fw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libryshow" style:family="paragraph" style:parent-style-name="normal" style:default-outline-level="">
      <style:paragraph-properties fo:margin-left="-0.1043in" fo:margin-right="0.1563in" style:line-height-at-least="0.25in" fo:text-indent="0in" style:auto-text-indent="false" fo:padding-left="0.0555in" fo:padding-right="0.0555in" fo:padding-top="0in" fo:padding-bottom="0in" fo:border="0.74pt solid #dedede"/>
      <style:text-properties fo:color="#434343" text:display="none"/>
    </style:style>
    <style:style style:name="ysubscribe" style:family="paragraph" style:parent-style-name="normal" style:default-outline-level="">
      <loext:graphic-properties draw:fill="solid" draw:fill-color="#ffffff"/>
      <style:paragraph-properties fo:margin-top="0in" fo:margin-bottom="0.052in" loext:contextual-spacing="false" style:line-height-at-least="0.25in" fo:text-align="center" style:justify-single-word="false" fo:background-color="#ffffff" fo:padding="0.111in" fo:border="0.74pt solid #dddddd"/>
      <style:text-properties fo:color="#434343"/>
    </style:style>
    <style:style style:name="video-icon" style:family="paragraph" style:parent-style-name="normal" style:default-outline-level="">
      <style:paragraph-properties fo:margin-top="0.2083in" fo:margin-bottom="0in" loext:contextual-spacing="false" style:line-height-at-least="0.25in"/>
      <style:text-properties fo:color="#434343"/>
    </style:style>
    <style:style style:name="activetd" style:family="paragraph" style:parent-style-name="normal" style:default-outline-level="">
      <loext:graphic-properties draw:fill="solid" draw:fill-color="#eeeeee"/>
      <style:paragraph-properties fo:margin-top="0in" fo:margin-bottom="0.2083in" loext:contextual-spacing="false" style:line-height-at-least="0.25in" fo:background-color="#eeeeee"/>
      <style:text-properties fo:color="#000000" fo:font-weight="bold" style:font-weight-asian="bold" style:font-weight-complex="bold"/>
    </style:style>
    <style:style style:name="searchform-popup" style:family="paragraph" style:parent-style-name="normal" style:default-outline-level="">
      <style:paragraph-properties fo:margin-top="0in" fo:margin-bottom="0.2083in" loext:contextual-spacing="false" style:line-height-at-least="0.25in" style:vertical-align="middle"/>
      <style:text-properties fo:color="#434343"/>
    </style:style>
    <style:style style:name="header-search-box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text:display="none"/>
    </style:style>
    <style:style style:name="magnifying-glas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weight="bold" style:font-weight-asian="bold" style:font-weight-complex="bold"/>
    </style:style>
    <style:style style:name="dev-box" style:family="paragraph" style:parent-style-name="normal" style:default-outline-level="">
      <loext:graphic-properties draw:fill="solid" draw:fill-color="#ffffff"/>
      <style:paragraph-properties fo:margin-top="0in" fo:margin-bottom="0.1252in" loext:contextual-spacing="false" style:line-height-at-least="0.25in" fo:text-align="center" style:justify-single-word="false" fo:background-color="#ffffff" fo:padding="0in" fo:border="0.74pt solid #bbbbbb"/>
      <style:text-properties fo:color="#434343"/>
    </style:style>
    <style:style style:name="dev-tools-menu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form-control-foot" style:family="paragraph" style:parent-style-name="normal" style:default-outline-level="">
      <style:paragraph-properties style:line-height-at-least="0.25in" style:vertical-align="top"/>
      <style:text-properties fo:color="#434343" fo:font-size="10.5pt" style:font-size-asian="10.5pt" style:font-size-complex="10.5pt"/>
    </style:style>
    <style:style style:name="btn-footer" style:family="paragraph" style:parent-style-name="normal" style:default-outline-level="">
      <loext:graphic-properties draw:fill="solid" draw:fill-color="#3f734f"/>
      <style:paragraph-properties fo:margin-left="-0.052in" fo:margin-right="0in" style:line-height-at-least="0.3126in" fo:text-indent="0in" style:auto-text-indent="false" fo:background-color="#3f734f" fo:padding="0in" fo:border="0.74pt solid #3c8853"/>
      <style:text-properties fo:color="#ffffff" fo:font-size="15pt" style:font-size-asian="15pt" style:font-size-complex="15pt"/>
    </style:style>
    <style:style style:name="news-group" style:family="paragraph" style:parent-style-name="normal" style:default-outline-level="">
      <style:paragraph-properties fo:margin-top="0.1043in" fo:margin-bottom="0in" loext:contextual-spacing="false" style:line-height-at-least="0.25in" fo:text-align="center" style:justify-single-word="false"/>
      <style:text-properties fo:color="#434343"/>
    </style:style>
    <style:style style:name="sub-main-menu" style:family="paragraph" style:parent-style-name="normal" style:default-outline-level="">
      <style:paragraph-properties style:line-height-at-least="0.25in"/>
      <style:text-properties fo:color="#434343"/>
    </style:style>
    <style:style style:name="submenu-item" style:family="paragraph" style:parent-style-name="normal" style:default-outline-level="">
      <loext:graphic-properties draw:fill="solid" draw:fill-color="#eeeeee"/>
      <style:paragraph-properties fo:margin-top="0in" fo:margin-bottom="0.2083in" loext:contextual-spacing="false" style:line-height-at-least="0.25in" fo:background-color="#eeeeee" fo:padding="0in" fo:border-left="none" fo:border-right="none" fo:border-top="1.5pt solid #dd1c17" fo:border-bottom="1.5pt solid #dd1c17"/>
      <style:text-properties fo:color="#434343" text:display="none"/>
    </style:style>
    <style:style style:name="cclose" style:family="paragraph" style:parent-style-name="normal" style:default-outline-level="">
      <loext:graphic-properties draw:fill="solid" draw:fill-color="#cccccc"/>
      <style:paragraph-properties style:line-height-at-least="0.25in" fo:background-color="#cccccc"/>
      <style:text-properties fo:color="#434343"/>
    </style:style>
    <style:style style:name="searchform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form-controls" style:family="paragraph" style:parent-style-name="normal" style:default-outline-level="">
      <loext:graphic-properties draw:fill="solid" draw:fill-color="#f6f6f6"/>
      <style:paragraph-properties fo:margin-top="0.0835in" fo:margin-bottom="0.0835in" loext:contextual-spacing="false" fo:background-color="#f6f6f6" fo:padding="0.111in" fo:border="2.24pt solid #3c4542"/>
      <style:text-properties fo:color="#555555" fo:font-size="13.5pt" style:font-size-asian="13.5pt" style:font-size-complex="13.5pt"/>
    </style:style>
    <style:style style:name="search-butn" style:family="paragraph" style:parent-style-name="normal" style:default-outline-level="">
      <loext:graphic-properties draw:fill="solid" draw:fill-color="#024622"/>
      <style:paragraph-properties fo:margin-left="6.2602in" fo:margin-right="0in" style:line-height-at-least="0.25in" fo:text-indent="0in" style:auto-text-indent="false" fo:background-color="#024622" fo:padding-left="0.2083in" fo:padding-right="0.2083in" fo:padding-top="0.139in" fo:padding-bottom="0.1528in" fo:border="0.74pt solid #3c4542"/>
      <style:text-properties fo:color="#ffffff"/>
    </style:style>
    <style:style style:name="absolutecls" style:family="paragraph" style:parent-style-name="normal" style:default-outline-level="">
      <loext:graphic-properties draw:fill="solid" draw:fill-color="#001623"/>
      <style:paragraph-properties fo:margin-top="0.0626in" fo:margin-bottom="0.0417in" loext:contextual-spacing="false" style:line-height-at-least="0.25in" fo:background-color="#001623"/>
      <style:text-properties fo:color="#434343"/>
    </style:style>
    <style:style style:name="autocomplete-suggestions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 fo:padding="0in" fo:border-left="0.74pt solid #cccccc" fo:border-right="0.74pt solid #cccccc" fo:border-top="0.26pt solid #cccccc" fo:border-bottom="0.74pt solid #cccccc"/>
      <style:text-properties fo:color="#434343" text:display="none"/>
    </style:style>
    <style:style style:name="autocomplete-suggestion" style:family="paragraph" style:parent-style-name="normal" style:default-outline-level="">
      <style:paragraph-properties fo:margin-top="0in" fo:margin-bottom="0.2083in" loext:contextual-spacing="false" style:line-height-at-least="0.2709in" fo:padding-left="0in" fo:padding-right="0in" fo:padding-top="0in" fo:padding-bottom="0.0555in" fo:border-left="none" fo:border-right="none" fo:border-top="none" fo:border-bottom="0.74pt solid #eeeeee"/>
      <style:text-properties fo:color="#333333"/>
    </style:style>
    <style:style style:name="text-media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video-media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test" style:family="paragraph" style:parent-style-name="normal" style:default-outline-level="">
      <style:paragraph-properties fo:margin-top="0.3646in" fo:margin-bottom="0.4165in" loext:contextual-spacing="false" style:line-height-at-least="0.25in"/>
      <style:text-properties fo:color="#434343"/>
    </style:style>
    <style:style style:name="ulink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utsignup" style:family="paragraph" style:parent-style-name="normal" style:default-outline-level="">
      <loext:graphic-properties draw:fill="solid" draw:fill-color="#38b63c"/>
      <style:paragraph-properties fo:margin-left="0.1043in" fo:margin-right="0in" style:line-height-at-least="0.25in" fo:text-indent="0in" style:auto-text-indent="false" fo:background-color="#38b63c" fo:padding="0.0835in" fo:border="0.74pt solid #38b63c"/>
      <style:text-properties fo:color="#434343"/>
    </style:style>
    <style:style style:name="tut-plu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ut-plus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ut-lib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disabled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/>
      <style:text-properties fo:color="#333333" fo:font-size="11pt" style:font-size-asian="11pt" style:font-size-complex="11pt"/>
    </style:style>
    <style:style style:name="ur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8a8a8a"/>
    </style:style>
    <style:style style:name="dim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8a8a8a"/>
    </style:style>
    <style:style style:name="hook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launche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weight="bold" style:font-weight-asian="bold" style:font-weight-complex="bold"/>
    </style:style>
    <style:style style:name="imgs-title" style:family="paragraph" style:parent-style-name="normal" style:default-outline-level="">
      <style:paragraph-properties style:line-height-at-least="0.25in" fo:text-align="center" style:justify-single-word="false"/>
      <style:text-properties fo:color="#434343" fo:font-size="11.5pt" style:font-size-asian="11.5pt" style:font-size-complex="11.5pt"/>
    </style:style>
    <style:style style:name="main" style:family="paragraph" style:parent-style-name="normal" style:default-outline-level="">
      <style:paragraph-properties fo:margin-top="0.052in" fo:margin-bottom="0.2083in" loext:contextual-spacing="false" style:line-height-at-least="0.25in"/>
      <style:text-properties fo:color="#434343"/>
    </style:style>
    <style:style style:name="bottom_5f_ad_5f_slot" style:display-name="bottom_ad_slo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op_5f_ad_5f_slot" style:display-name="top_ad_slo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mobile-apps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777777"/>
      <style:text-properties fo:color="#434343"/>
    </style:style>
    <style:style style:name="qa" style:family="paragraph" style:parent-style-name="normal" style:default-outline-level="">
      <style:paragraph-properties fo:margin-top="0in" fo:margin-bottom="0.052in" loext:contextual-spacing="false" style:line-height-at-least="0.25in" fo:padding="0.0555in" fo:border="0.74pt solid #dddddd"/>
      <style:text-properties fo:color="#434343"/>
    </style:style>
    <style:style style:name="e" style:family="paragraph" style:parent-style-name="normal" style:default-outline-level="">
      <loext:graphic-properties draw:fill="solid" draw:fill-color="#eeeeee"/>
      <style:paragraph-properties fo:margin-top="0in" fo:margin-bottom="0.1043in" loext:contextual-spacing="false" style:line-height-at-least="0.25in" fo:background-color="#eeeeee" fo:padding="0.0555in" fo:border="0.74pt solid #d6d6d6"/>
      <style:text-properties fo:color="#434343" text:display="none"/>
    </style:style>
    <style:style style:name="a" style:family="paragraph" style:parent-style-name="normal" style:default-outline-level="">
      <loext:graphic-properties draw:fill="solid" draw:fill-color="#eeeeee"/>
      <style:paragraph-properties fo:margin-top="0in" fo:margin-bottom="0.1043in" loext:contextual-spacing="false" style:line-height-at-least="0.25in" fo:background-color="#eeeeee" fo:padding="0.0555in" fo:border="0.74pt solid #d6d6d6"/>
      <style:text-properties fo:color="#434343" text:display="none"/>
    </style:style>
    <style:style style:name="img-responsive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ntaine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row" style:family="paragraph" style:parent-style-name="normal" style:default-outline-level="">
      <style:paragraph-properties fo:margin-left="-0.1563in" fo:margin-right="-0.1563in" fo:margin-top="0in" fo:margin-bottom="0.2083in" loext:contextual-spacing="false" style:line-height-at-least="0.25in" fo:text-indent="0in" style:auto-text-indent="false"/>
      <style:text-properties fo:color="#434343"/>
    </style:style>
    <style:style style:name="col-md-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2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3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4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5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6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7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8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9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10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1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l-md-12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able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table_3e_thead_3e_tr_3e_th" style:display-name="table&gt;thead&gt;tr&gt;th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_3e_tbody_3e_tr_3e_th" style:display-name="table&gt;tbody&gt;tr&gt;th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_3e_tfoot_3e_tr_3e_th" style:display-name="table&gt;tfoot&gt;tr&gt;th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_3e_thead_3e_tr_3e_td" style:display-name="table&gt;thead&gt;tr&gt;td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_3e_tbody_3e_tr_3e_td" style:display-name="table&gt;tbody&gt;tr&gt;td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_3e_tfoot_3e_tr_3e_td" style:display-name="table&gt;tfoot&gt;tr&gt;td" style:family="paragraph" style:parent-style-name="normal" style:default-outline-level="">
      <style:paragraph-properties fo:margin-top="0in" fo:margin-bottom="0.2083in" loext:contextual-spacing="false" fo:padding-left="0in" fo:padding-right="0in" fo:padding-top="0.0835in" fo:padding-bottom="0in" fo:border-left="none" fo:border-right="none" fo:border-top="0.74pt solid #dddddd" fo:border-bottom="none" style:vertical-align="top"/>
      <style:text-properties fo:color="#434343"/>
    </style:style>
    <style:style style:name="table-bordered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ddddd"/>
      <style:text-properties fo:color="#434343"/>
    </style:style>
    <style:style style:name="table-bordered_3e_thead_3e_tr_3e_th" style:display-name="table-bordered&gt;thead&gt;tr&gt;th" style:family="paragraph" style:parent-style-name="normal" style:default-outline-level="">
      <style:paragraph-properties fo:margin-top="0in" fo:margin-bottom="0.2083in" loext:contextual-spacing="false" style:line-height-at-least="0.25in" fo:padding="0in" fo:border-left="0.74pt solid #dddddd" fo:border-right="0.74pt solid #dddddd" fo:border-top="0.74pt solid #dddddd" fo:border-bottom="1.5pt solid #dddddd"/>
      <style:text-properties fo:color="#434343"/>
    </style:style>
    <style:style style:name="table-bordered_3e_tbody_3e_tr_3e_th" style:display-name="table-bordered&gt;tbody&gt;tr&gt;th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ddddd"/>
      <style:text-properties fo:color="#434343"/>
    </style:style>
    <style:style style:name="table-bordered_3e_tfoot_3e_tr_3e_th" style:display-name="table-bordered&gt;tfoot&gt;tr&gt;th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ddddd"/>
      <style:text-properties fo:color="#434343"/>
    </style:style>
    <style:style style:name="table-bordered_3e_thead_3e_tr_3e_td" style:display-name="table-bordered&gt;thead&gt;tr&gt;td" style:family="paragraph" style:parent-style-name="normal" style:default-outline-level="">
      <style:paragraph-properties fo:margin-top="0in" fo:margin-bottom="0.2083in" loext:contextual-spacing="false" style:line-height-at-least="0.25in" fo:padding="0in" fo:border-left="0.74pt solid #dddddd" fo:border-right="0.74pt solid #dddddd" fo:border-top="0.74pt solid #dddddd" fo:border-bottom="1.5pt solid #dddddd"/>
      <style:text-properties fo:color="#434343"/>
    </style:style>
    <style:style style:name="table-bordered_3e_tbody_3e_tr_3e_td" style:display-name="table-bordered&gt;tbody&gt;tr&gt;td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ddddd"/>
      <style:text-properties fo:color="#434343"/>
    </style:style>
    <style:style style:name="table-bordered_3e_tfoot_3e_tr_3e_td" style:display-name="table-bordered&gt;tfoot&gt;tr&gt;td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ddddd"/>
      <style:text-properties fo:color="#434343"/>
    </style:style>
    <style:style style:name="submit" style:family="paragraph" style:parent-style-name="normal" style:default-outline-level="">
      <style:paragraph-properties fo:margin-top="0in" fo:margin-bottom="0.1043in" loext:contextual-spacing="false" style:line-height-at-least="0.25in"/>
      <style:text-properties fo:color="#434343"/>
    </style:style>
    <style:style style:name="form-group" style:family="paragraph" style:parent-style-name="normal" style:default-outline-level="">
      <style:paragraph-properties fo:margin-top="0in" fo:margin-bottom="0.1563in" loext:contextual-spacing="false" style:line-height-at-least="0.25in"/>
      <style:text-properties fo:color="#434343"/>
    </style:style>
    <style:style style:name="form-control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fo:background-color="#ffffff" fo:padding="0.111in" fo:border="1.5pt solid #d4d4d4"/>
      <style:text-properties fo:color="#555555" fo:font-size="10.5pt" style:font-size-asian="10.5pt" style:font-size-complex="10.5pt"/>
    </style:style>
    <style:style style:name="dropdown-menu" style:family="paragraph" style:parent-style-name="normal" style:default-outline-level="">
      <loext:graphic-properties draw:fill="solid" draw:fill-color="#ffffff"/>
      <style:paragraph-properties fo:margin-top="0.0209in" fo:margin-bottom="0in" loext:contextual-spacing="false" style:line-height-at-least="0.25in" fo:background-color="#ffffff" fo:padding-left="0in" fo:padding-right="0in" fo:padding-top="0.0555in" fo:padding-bottom="0.0555in" fo:border="0.74pt solid #cccccc"/>
      <style:text-properties fo:color="#434343" fo:font-size="10.5pt" style:font-size-asian="10.5pt" style:font-size-complex="10.5pt" text:display="none"/>
    </style:style>
    <style:style style:name="dropdown-menu_3e_li_3e_a" style:display-name="dropdown-menu&gt;li&gt;a" style:family="paragraph" style:parent-style-name="normal" style:default-outline-level="">
      <style:paragraph-properties fo:margin-top="0in" fo:margin-bottom="0.2083in" loext:contextual-spacing="false"/>
      <style:text-properties fo:color="#333333"/>
    </style:style>
    <style:style style:name="nav" style:family="paragraph" style:parent-style-name="normal" style:default-outline-level="">
      <style:paragraph-properties style:line-height-at-least="0.25in"/>
      <style:text-properties fo:color="#434343"/>
    </style:style>
    <style:style style:name="nav_3e_li" style:display-name="nav&gt;li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navbar-collapse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agination" style:family="paragraph" style:parent-style-name="normal" style:default-outline-level="">
      <style:paragraph-properties fo:margin-top="0.2083in" fo:margin-bottom="0.2083in" loext:contextual-spacing="false" style:line-height-at-least="0.25in"/>
      <style:text-properties fo:color="#434343"/>
    </style:style>
    <style:style style:name="pagination_3e_li" style:display-name="pagination&gt;li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agination_3e_li_3e_a" style:display-name="pagination&gt;li&gt;a" style:family="paragraph" style:parent-style-name="normal" style:default-outline-level="">
      <loext:graphic-properties draw:fill="solid" draw:fill-color="#ffffff"/>
      <style:paragraph-properties fo:margin-left="-0.0102in" fo:margin-right="0in" fo:margin-top="0in" fo:margin-bottom="0.2083in" loext:contextual-spacing="false" fo:text-indent="0in" style:auto-text-indent="false" fo:background-color="#ffffff" fo:padding-left="0.1252in" fo:padding-right="0.1252in" fo:padding-top="0.0693in" fo:padding-bottom="0.0693in" fo:border="0.74pt solid #dddddd"/>
      <style:text-properties fo:color="#428bca"/>
    </style:style>
    <style:style style:name="pagination_3e_li_3e_span" style:display-name="pagination&gt;li&gt;span" style:family="paragraph" style:parent-style-name="normal" style:default-outline-level="">
      <loext:graphic-properties draw:fill="solid" draw:fill-color="#ffffff"/>
      <style:paragraph-properties fo:margin-left="-0.0102in" fo:margin-right="0in" fo:margin-top="0in" fo:margin-bottom="0.2083in" loext:contextual-spacing="false" fo:text-indent="0in" style:auto-text-indent="false" fo:background-color="#ffffff" fo:padding-left="0.1252in" fo:padding-right="0.1252in" fo:padding-top="0.0693in" fo:padding-bottom="0.0693in" fo:border="0.74pt solid #dddddd"/>
      <style:text-properties fo:color="#428bca"/>
    </style:style>
    <style:style style:name="btn" style:family="paragraph" style:parent-style-name="normal" style:default-outline-level="">
      <style:paragraph-properties fo:margin-top="0in" fo:margin-bottom="0.1043in" loext:contextual-spacing="false" fo:text-align="center" style:justify-single-word="false" style:vertical-align="middle"/>
      <style:text-properties fo:color="#434343"/>
    </style:style>
    <style:style style:name="btn-default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/>
      <style:text-properties fo:color="#333333" fo:font-size="11pt" style:font-size-asian="11pt" style:font-size-complex="11pt"/>
    </style:style>
    <style:style style:name="center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labe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list-unstyled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aypal-prices" style:family="paragraph" style:parent-style-name="normal" style:default-outline-level="">
      <style:paragraph-properties fo:margin-top="0in" fo:margin-bottom="0.2083in" loext:contextual-spacing="false" style:line-height-at-least="0.25in" fo:padding="0in" fo:border="1.5pt solid #e5e7e9"/>
      <style:text-properties fo:color="#434343" fo:font-weight="bold" style:font-weight-asian="bold" style:font-weight-complex="bold"/>
    </style:style>
    <style:style style:name="short-height" style:family="paragraph" style:parent-style-name="normal" style:default-outline-level="">
      <style:paragraph-properties fo:margin-top="0in" fo:margin-bottom="0.2083in" loext:contextual-spacing="false" style:line-height-at-least="0.3126in"/>
      <style:text-properties fo:color="#434343"/>
    </style:style>
    <style:style style:name="box-plain" style:family="paragraph" style:parent-style-name="normal" style:default-outline-level="">
      <style:paragraph-properties fo:margin-top="0in" fo:margin-bottom="0.2083in" loext:contextual-spacing="false" style:line-height-at-least="0.25in" fo:padding="0in" fo:border-left="none" fo:border-right="none" fo:border-top="0.74pt solid #eeeeee" fo:border-bottom="none"/>
      <style:text-properties fo:color="#434343"/>
    </style:style>
    <style:style style:name="box" style:family="paragraph" style:parent-style-name="normal" style:default-outline-level="">
      <style:paragraph-properties fo:margin-left="0.0311in" fo:margin-right="0.0311in" fo:margin-top="0.0311in" fo:margin-bottom="0.0311in" loext:contextual-spacing="false" style:line-height-at-least="0.25in" fo:text-indent="0in" style:auto-text-indent="false" fo:padding="0.028in" fo:border="1.5pt solid #aaaaaa"/>
      <style:text-properties fo:color="#434343"/>
    </style:style>
    <style:style style:name="job-list" style:family="paragraph" style:parent-style-name="normal" style:default-outline-level="">
      <style:paragraph-properties style:line-height-at-least="0.25in" fo:padding="0in" fo:border-left="none" fo:border-right="none" fo:border-top="none" fo:border-bottom="0.74pt solid #d6d6d6"/>
      <style:text-properties fo:color="#434343"/>
    </style:style>
    <style:style style:name="where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6d6d6"/>
      <style:text-properties fo:color="#434343"/>
    </style:style>
    <style:style style:name="what" style:family="paragraph" style:parent-style-name="normal" style:default-outline-level="">
      <style:paragraph-properties fo:margin-top="0in" fo:margin-bottom="0.2083in" loext:contextual-spacing="false" style:line-height-at-least="0.25in" fo:padding="0in" fo:border="0.74pt solid #d6d6d6"/>
      <style:text-properties fo:color="#434343"/>
    </style:style>
    <style:style style:name="job-index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company-name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000000"/>
    </style:style>
    <style:style style:name="job-location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999999" fo:font-size="11pt" style:font-size-asian="11pt" style:font-size-complex="11pt"/>
    </style:style>
    <style:style style:name="job-extra-info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10pt" style:font-size-asian="10pt" style:font-size-complex="10pt"/>
    </style:style>
    <style:style style:name="job-foote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job-days" style:family="paragraph" style:parent-style-name="normal" style:default-outline-level="">
      <style:paragraph-properties fo:margin-top="0in" fo:margin-bottom="0.2083in" loext:contextual-spacing="false" style:line-height-at-least="0.25in" fo:padding-left="0in" fo:padding-right="0.0555in" fo:padding-top="0in" fo:padding-bottom="0in" fo:border-left="none" fo:border-right="0.74pt dotted #aaaaaa" fo:border-top="none" fo:border-bottom="none"/>
      <style:text-properties fo:color="#434343"/>
    </style:style>
    <style:style style:name="job-source" style:family="paragraph" style:parent-style-name="normal" style:default-outline-level="">
      <style:paragraph-properties fo:margin-top="0in" fo:margin-bottom="0.2083in" loext:contextual-spacing="false" style:line-height-at-least="0.25in" fo:padding-left="0in" fo:padding-right="0.0555in" fo:padding-top="0in" fo:padding-bottom="0in" fo:border-left="none" fo:border-right="0.74pt dotted #aaaaaa" fo:border-top="none" fo:border-bottom="none"/>
      <style:text-properties fo:color="#434343"/>
    </style:style>
    <style:style style:name="left-aligned" style:family="paragraph" style:parent-style-name="normal" style:default-outline-level="">
      <style:paragraph-properties fo:margin-left="-0.1043in" fo:margin-right="0in" fo:margin-top="0in" fo:margin-bottom="0.2083in" loext:contextual-spacing="false" style:line-height-at-least="0.25in" fo:text-indent="0in" style:auto-text-indent="false"/>
      <style:text-properties fo:color="#434343"/>
    </style:style>
    <style:style style:name="center-aligned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cleae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middle-col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 fo:padding-left="0.111in" fo:padding-right="0.111in" fo:padding-top="0in" fo:padding-bottom="0in" fo:border="0.74pt solid #d6d6d6"/>
      <style:text-properties fo:color="#434343"/>
    </style:style>
    <style:style style:name="big-middle-col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 fo:padding-left="0.3472in" fo:padding-right="0.3472in" fo:padding-top="0in" fo:padding-bottom="0in" fo:border="0.74pt solid #d6d6d6"/>
      <style:text-properties fo:color="#434343"/>
    </style:style>
    <style:style style:name="inner" style:family="paragraph" style:parent-style-name="normal" style:default-outline-level="">
      <style:paragraph-properties fo:margin-top="0.1043in" fo:margin-bottom="0.2083in" loext:contextual-spacing="false" style:line-height-at-least="0.25in"/>
      <style:text-properties fo:color="#434343"/>
    </style:style>
    <style:style style:name="mini-logo" style:family="paragraph" style:parent-style-name="normal" style:default-outline-level="">
      <style:paragraph-properties style:line-height-at-least="0.25in"/>
      <style:text-properties fo:color="#434343"/>
    </style:style>
    <style:style style:name="rightgooglead" style:family="paragraph" style:parent-style-name="normal" style:default-outline-level="">
      <style:paragraph-properties fo:margin-top="0in" fo:margin-bottom="0.052in" loext:contextual-spacing="false" style:line-height-at-least="0.25in"/>
      <style:text-properties fo:color="#434343"/>
    </style:style>
    <style:style style:name="push-bottom" style:family="paragraph" style:parent-style-name="normal" style:default-outline-level="">
      <style:paragraph-properties fo:margin-top="0in" fo:margin-bottom="0.2291in" loext:contextual-spacing="false" style:line-height-at-least="0.25in"/>
      <style:text-properties fo:color="#434343"/>
    </style:style>
    <style:style style:name="big-fon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14.5pt" style:font-size-asian="14.5pt" style:font-size-complex="14.5pt"/>
    </style:style>
    <style:style style:name="pre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pre-q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nxt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nxt-q-btn" style:family="paragraph" style:parent-style-name="normal" style:default-outline-level="">
      <style:paragraph-properties fo:margin-left="0in" fo:margin-right="0.2083in" fo:margin-top="0in" fo:margin-bottom="0.2083in" loext:contextual-spacing="false" style:line-height-at-least="0.25in" fo:text-align="end" style:justify-single-word="false" fo:text-indent="0in" style:auto-text-indent="false"/>
      <style:text-properties fo:color="#434343"/>
    </style:style>
    <style:style style:name="print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middle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pdf-btn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btn-buy-book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interview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forum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useful-resources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-job-search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goog-te-gadget-simple" style:family="paragraph" style:parent-style-name="normal" style:default-outline-level="">
      <style:paragraph-properties fo:margin-top="0.0835in" fo:margin-bottom="0.2083in" loext:contextual-spacing="false" style:line-height-at-least="0.25in"/>
      <style:text-properties fo:color="#434343"/>
    </style:style>
    <style:style style:name="google-ad" style:family="paragraph" style:parent-style-name="normal" style:default-outline-level="">
      <style:paragraph-properties fo:margin-top="0in" fo:margin-bottom="0.2083in" loext:contextual-spacing="false" style:line-height-at-least="0.25in" fo:text-align="center" style:justify-single-word="false"/>
      <style:text-properties fo:color="#434343"/>
    </style:style>
    <style:style style:name="specia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urse-txt" style:family="paragraph" style:parent-style-name="normal" style:default-outline-level="">
      <style:paragraph-properties style:line-height-at-least="0.25in" fo:text-align="center" style:justify-single-word="false"/>
      <style:text-properties fo:color="#434343"/>
    </style:style>
    <style:style style:name="course-stat-tag" style:family="paragraph" style:parent-style-name="normal" style:default-outline-level="">
      <style:paragraph-properties fo:margin-left="0.1043in" fo:margin-right="0.1043in" style:line-height-at-least="0.25in" fo:text-indent="0in" style:auto-text-indent="false"/>
      <style:text-properties fo:color="#9b9b9b" fo:font-size="10.5pt" style:font-size-asian="10.5pt" style:font-size-complex="10.5pt"/>
    </style:style>
    <style:style style:name="course-stat" style:family="paragraph" style:parent-style-name="normal" style:default-outline-level="">
      <style:paragraph-properties fo:margin-left="0.1043in" fo:margin-right="0.1043in" style:line-height-at-least="0.25in" fo:text-indent="0in" style:auto-text-indent="false"/>
      <style:text-properties fo:color="#717171" fo:font-size="9pt" fo:font-weight="bold" style:font-size-asian="9pt" style:font-weight-asian="bold" style:font-size-complex="9pt" style:font-weight-complex="bold"/>
    </style:style>
    <style:style style:name="lead" style:family="paragraph" style:parent-style-name="normal" style:default-outline-level="">
      <style:paragraph-properties fo:margin-top="0in" fo:margin-bottom="0.2083in" loext:contextual-spacing="false"/>
      <style:text-properties fo:color="#434343"/>
    </style:style>
    <style:style style:name="left-menu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job-box" style:family="paragraph" style:parent-style-name="normal" style:default-outline-level="">
      <style:paragraph-properties style:line-height-at-least="0.25in"/>
      <style:text-properties fo:color="#434343"/>
    </style:style>
    <style:style style:name="big-icon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follow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text:display="none"/>
    </style:style>
    <style:style style:name="top-pills" style:family="paragraph" style:parent-style-name="normal" style:default-outline-level="">
      <loext:graphic-properties draw:fill="solid" draw:fill-color="#eeeeee"/>
      <style:paragraph-properties fo:margin-top="0in" fo:margin-bottom="0.2083in" loext:contextual-spacing="false" style:line-height-at-least="0.25in" fo:background-color="#eeeeee" fo:padding="0in" fo:border="0.74pt solid #eeeeee"/>
      <style:text-properties fo:color="#434343"/>
    </style:style>
    <style:style style:name="nav_3e_li_3e_a" style:display-name="nav&gt;li&gt;a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course-box" style:family="paragraph" style:parent-style-name="normal" style:default-outline-level="">
      <style:paragraph-properties fo:margin-left="0.052in" fo:margin-right="0.052in" fo:margin-top="0.052in" fo:margin-bottom="0.052in" loext:contextual-spacing="false" style:line-height-at-least="0.25in" fo:text-indent="0in" style:auto-text-indent="false" fo:padding="0in" fo:border="0.74pt solid #d6d6d6"/>
      <style:text-properties fo:color="#434343"/>
    </style:style>
    <style:style style:name="front-icons" style:family="paragraph" style:parent-style-name="normal" style:default-outline-level="">
      <style:paragraph-properties fo:margin-top="0in" fo:margin-bottom="0.2083in" loext:contextual-spacing="false" style:line-height-at-least="0.25in" fo:padding="0.1528in" fo:border="0.74pt solid #d6d6d6" style:vertical-align="middle"/>
      <style:text-properties fo:color="#434343"/>
    </style:style>
    <style:style style:name="wraploader" style:family="paragraph" style:parent-style-name="normal" style:default-outline-level="">
      <loext:graphic-properties draw:fill="solid" draw:fill-color="#eeeeee"/>
      <style:paragraph-properties style:line-height-at-least="0.25in" fo:background-color="#eeeeee"/>
      <style:text-properties fo:color="#434343" text:display="none"/>
    </style:style>
    <style:style style:name="imgloader" style:family="paragraph" style:parent-style-name="normal" style:default-outline-level="">
      <style:paragraph-properties style:line-height-at-least="0.25in"/>
      <style:text-properties fo:color="#434343"/>
    </style:style>
    <style:style style:name="big-box" style:family="paragraph" style:parent-style-name="normal" style:default-outline-level="">
      <loext:graphic-properties draw:fill="solid" draw:fill-color="#ffffff"/>
      <style:paragraph-properties fo:margin-left="0.1252in" fo:margin-right="0.1252in" fo:margin-top="0.2083in" fo:margin-bottom="0.2602in" loext:contextual-spacing="false" style:line-height-at-least="0.25in" fo:text-indent="0in" style:auto-text-indent="false" fo:background-color="#ffffff" fo:padding="0in" fo:border="0.74pt solid #c6c6c6"/>
      <style:text-properties fo:color="#434343"/>
    </style:style>
    <style:style style:name="trends" style:family="paragraph" style:parent-style-name="normal" style:default-outline-level="">
      <loext:graphic-properties draw:fill="solid" draw:fill-color="#4f7b5d"/>
      <style:paragraph-properties fo:margin-top="0in" fo:margin-bottom="0.2083in" loext:contextual-spacing="false" style:line-height-at-least="0.25in" fo:text-align="center" style:justify-single-word="false" fo:background-color="#4f7b5d" fo:padding="0in" fo:border="0.74pt solid #007234"/>
      <style:text-properties fo:color="#ffffff" style:font-name="Calibri" fo:font-family="Calibri" style:font-family-generic="roman" style:font-pitch="variable"/>
    </style:style>
    <style:style style:name="st-banner" style:family="paragraph" style:parent-style-name="normal" style:default-outline-level="">
      <style:paragraph-properties style:line-height-at-least="0.25in"/>
      <style:text-properties fo:color="#ffffff"/>
    </style:style>
    <style:style style:name="butn-srch" style:family="paragraph" style:parent-style-name="normal" style:default-outline-level="">
      <loext:graphic-properties draw:fill="solid" draw:fill-color="#024622"/>
      <style:paragraph-properties style:line-height-at-least="0.25in" fo:background-color="#024622" fo:padding-left="0.2083in" fo:padding-right="0.2083in" fo:padding-top="0.111in" fo:padding-bottom="0.0972in" fo:border="0.74pt solid #f6f6f6"/>
      <style:text-properties fo:color="#ffffff" fo:font-size="17pt" style:font-size-asian="17pt" style:font-size-complex="17pt"/>
    </style:style>
    <style:style style:name="nd-widget" style:family="paragraph" style:parent-style-name="normal" style:default-outline-level="">
      <loext:graphic-properties draw:fill="solid" draw:fill-color="#eeeeee"/>
      <style:paragraph-properties fo:margin-top="0in" fo:margin-bottom="0.3126in" loext:contextual-spacing="false" style:line-height-at-least="0.25in" fo:background-color="#eeeeee"/>
      <style:text-properties fo:color="#434343"/>
    </style:style>
    <style:style style:name="nd-box" style:family="paragraph" style:parent-style-name="normal" style:default-outline-level="">
      <loext:graphic-properties draw:fill="solid" draw:fill-color="#ffffff"/>
      <style:paragraph-properties fo:margin-left="0.0102in" fo:margin-right="0.0102in" fo:margin-top="0.1043in" fo:margin-bottom="0.0209in" loext:contextual-spacing="false" style:line-height-at-least="0.25in" fo:text-indent="0in" style:auto-text-indent="false" fo:background-color="#ffffff" fo:padding="0.0555in" fo:border="0.74pt solid #d6d6d6"/>
      <style:text-properties fo:color="#434343"/>
    </style:style>
    <style:style style:name="cboxphoto" style:family="paragraph" style:parent-style-name="normal" style:default-outline-level="">
      <style:paragraph-properties fo:margin-top="0.1945in" fo:margin-bottom="0.1945in" loext:contextual-spacing="false" style:line-height-at-least="0.25in"/>
      <style:text-properties fo:color="#434343"/>
    </style:style>
    <style:style style:name="cboxiframe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/>
      <style:text-properties fo:color="#434343"/>
    </style:style>
    <style:style style:name="gc-bubbledefault" style:family="paragraph" style:parent-style-name="normal" style:default-outline-level="">
      <style:paragraph-properties style:line-height-at-least="0.25in"/>
      <style:text-properties fo:color="#434343"/>
    </style:style>
    <style:style style:name="gc-reset" style:family="paragraph" style:parent-style-name="normal" style:default-outline-level="">
      <style:paragraph-properties style:line-height-at-least="0.25in"/>
      <style:text-properties fo:color="#434343"/>
    </style:style>
    <style:style style:name="pls-vertshim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text-align="end" style:justify-single-word="false" fo:background-color="#ffffff"/>
      <style:text-properties fo:color="#434343"/>
    </style:style>
    <style:style style:name="pls-vertshimlef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ls-vertshimrigh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ls-contentwrap" style:family="paragraph" style:parent-style-name="normal" style:default-outline-level="">
      <loext:graphic-properties draw:fill="solid" draw:fill-color="#ffffff"/>
      <style:paragraph-properties fo:margin-top="0in" fo:margin-bottom="0.2083in" loext:contextual-spacing="false" style:line-height-at-least="0.25in" fo:background-color="#ffffff" style:vertical-align="top"/>
      <style:text-properties fo:color="#434343"/>
    </style:style>
    <style:style style:name="pls-contentleft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dropright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vert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tailleft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 text:display="none"/>
    </style:style>
    <style:style style:name="pls-dropbl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dropbottom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topleft" style:family="paragraph" style:parent-style-name="normal" style:default-outline-level="">
      <style:paragraph-properties fo:margin-top="0in" fo:margin-bottom="0.2083in" loext:contextual-spacing="false" style:line-height-at-least="0.25in" fo:text-align="end" style:justify-single-word="false" style:vertical-align="bottom"/>
      <style:text-properties fo:color="#434343"/>
    </style:style>
    <style:style style:name="pls-topright" style:family="paragraph" style:parent-style-name="normal" style:default-outline-level="">
      <style:paragraph-properties fo:margin-top="0in" fo:margin-bottom="0.2083in" loext:contextual-spacing="false" style:line-height-at-least="0.25in" style:vertical-align="bottom"/>
      <style:text-properties fo:color="#434343"/>
    </style:style>
    <style:style style:name="pls-bottomleft" style:family="paragraph" style:parent-style-name="normal" style:default-outline-level="">
      <style:paragraph-properties fo:margin-top="0in" fo:margin-bottom="0.2083in" loext:contextual-spacing="false" style:line-height-at-least="0.25in" fo:text-align="end" style:justify-single-word="false" style:vertical-align="top"/>
      <style:text-properties fo:color="#434343"/>
    </style:style>
    <style:style style:name="pls-bottomright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tailtop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 text:display="none"/>
    </style:style>
    <style:style style:name="pls-tailrigh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text:display="none"/>
    </style:style>
    <style:style style:name="pls-tailbottom" style:family="paragraph" style:parent-style-name="normal" style:default-outline-level="">
      <style:paragraph-properties fo:margin-top="0in" fo:margin-bottom="0.2083in" loext:contextual-spacing="false" style:line-height-at-least="0.25in" style:vertical-align="bottom"/>
      <style:text-properties fo:color="#434343" text:display="none"/>
    </style:style>
    <style:style style:name="pls-dropt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ls-dropbr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ubbledroptr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spinner" style:family="paragraph" style:parent-style-name="normal" style:default-outline-level="">
      <style:paragraph-properties fo:margin-top="0.1945in" fo:margin-bottom="0.1945in" loext:contextual-spacing="false" style:line-height-at-least="0.25in"/>
      <style:text-properties fo:color="#434343"/>
    </style:style>
    <style:style style:name="pull-rightt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icon-search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sub-menuu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viewal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srch-icon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btnsbmt" style:family="paragraph" style:parent-style-name="normal" style:default-outline-level="">
      <loext:graphic-properties draw:fill="solid" draw:fill-color="#dd1c17"/>
      <style:paragraph-properties fo:margin-top="0in" fo:margin-bottom="0.2083in" loext:contextual-spacing="false" style:line-height-at-least="0.25in" fo:background-color="#dd1c17"/>
      <style:text-properties fo:color="#434343"/>
    </style:style>
    <style:style style:name="pls-bubbletop" style:family="paragraph" style:parent-style-name="normal" style:default-outline-level="">
      <style:paragraph-properties fo:margin-top="0in" fo:margin-bottom="0.2083in" loext:contextual-spacing="false" style:line-height-at-least="0.25in" fo:padding="0in" fo:border-left="none" fo:border-right="none" fo:border-top="none" fo:border-bottom="0.74pt solid #cccccc"/>
      <style:text-properties fo:color="#434343"/>
    </style:style>
    <style:style style:name="pls-toptail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ull-rightt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fo:font-size="11.5pt" style:font-size-asian="11.5pt" style:font-size-complex="11.5pt"/>
    </style:style>
    <style:style style:name="icon-search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sub-menuu1" style:family="paragraph" style:parent-style-name="normal" style:default-outline-level="">
      <style:paragraph-properties style:line-height-at-least="0.25in" fo:padding-left="0in" fo:padding-right="0.2083in" fo:padding-top="0in" fo:padding-bottom="0in" fo:border-left="none" fo:border-right="0.74pt dotted #cccccc" fo:border-top="none" fo:border-bottom="none"/>
      <style:text-properties fo:color="#434343"/>
    </style:style>
    <style:style style:name="viewall1" style:family="paragraph" style:parent-style-name="normal" style:default-outline-level="">
      <loext:graphic-properties draw:fill="solid" draw:fill-color="#26743a"/>
      <style:paragraph-properties fo:margin-left="0.052in" fo:margin-right="0.052in" fo:margin-top="0.052in" fo:margin-bottom="0.052in" loext:contextual-spacing="false" style:line-height-at-least="0.25in" fo:text-align="center" style:justify-single-word="false" fo:text-indent="0in" style:auto-text-indent="false" fo:background-color="#26743a"/>
      <style:text-properties fo:color="#424242" fo:font-size="13pt" style:font-size-asian="13pt" style:font-size-complex="13pt"/>
    </style:style>
    <style:style style:name="b1" style:family="paragraph" style:parent-style-name="normal" style:default-outline-level="">
      <style:paragraph-properties fo:margin-top="0in" fo:margin-bottom="0.2083in" loext:contextual-spacing="false" style:line-height-at-least="0.25in" fo:text-align="end" style:justify-single-word="false"/>
      <style:text-properties fo:color="#434343"/>
    </style:style>
    <style:style style:name="course-box1" style:family="paragraph" style:parent-style-name="normal" style:default-outline-level="">
      <style:paragraph-properties fo:margin-left="0.052in" fo:margin-right="0.052in" fo:margin-top="0.052in" fo:margin-bottom="0.052in" loext:contextual-spacing="false" style:line-height-at-least="0.25in" fo:text-align="center" style:justify-single-word="false" fo:text-indent="0in" style:auto-text-indent="false" fo:padding="0in" fo:border="0.74pt solid #d6d6d6"/>
      <style:text-properties fo:color="#434343"/>
    </style:style>
    <style:style style:name="course-box2" style:family="paragraph" style:parent-style-name="normal" style:default-outline-level="">
      <loext:graphic-properties draw:fill="solid" draw:fill-color="#dd1c17"/>
      <style:paragraph-properties fo:margin-left="0.052in" fo:margin-right="0.052in" fo:margin-top="0.052in" fo:margin-bottom="0.052in" loext:contextual-spacing="false" style:line-height-at-least="0.25in" fo:text-align="center" style:justify-single-word="false" fo:text-indent="0in" style:auto-text-indent="false" fo:background-color="#dd1c17" fo:padding="0in" fo:border="0.74pt solid #d6d6d6"/>
      <style:text-properties fo:color="#434343"/>
    </style:style>
    <style:style style:name="course-box3" style:family="paragraph" style:parent-style-name="normal" style:default-outline-level="">
      <style:paragraph-properties fo:margin-left="0.052in" fo:margin-right="0.052in" fo:margin-top="0.052in" fo:margin-bottom="0.052in" loext:contextual-spacing="false" style:line-height-at-least="0.25in" fo:text-align="center" style:justify-single-word="false" fo:text-indent="0in" style:auto-text-indent="false" fo:padding="0in" fo:border="0.74pt solid #d6d6d6"/>
      <style:text-properties fo:color="#434343"/>
    </style:style>
    <style:style style:name="srch-icon1" style:family="paragraph" style:parent-style-name="normal" style:default-outline-level="">
      <style:paragraph-properties fo:margin-left="0.0102in" fo:margin-right="0.0102in" fo:margin-top="0.1043in" fo:margin-bottom="0.1043in" loext:contextual-spacing="false" style:line-height-at-least="0.25in" fo:text-indent="0in" style:auto-text-indent="false" fo:padding-left="0in" fo:padding-right="0in" fo:padding-top="0.1945in" fo:padding-bottom="0.1945in" fo:border="0.74pt solid #7b7b7b"/>
      <style:text-properties fo:color="#434343"/>
    </style:style>
    <style:style style:name="srch-icon2" style:family="paragraph" style:parent-style-name="normal" style:default-outline-level="">
      <loext:graphic-properties draw:fill="solid" draw:fill-color="#37613d"/>
      <style:paragraph-properties fo:margin-left="0.0102in" fo:margin-right="0.0102in" fo:margin-top="0.1043in" fo:margin-bottom="0.1043in" loext:contextual-spacing="false" style:line-height-at-least="0.25in" fo:text-indent="0in" style:auto-text-indent="false" fo:background-color="#37613d" fo:padding-left="0in" fo:padding-right="0in" fo:padding-top="0.1945in" fo:padding-bottom="0.1945in" fo:border="0.74pt solid #eeeeee"/>
      <style:text-properties fo:color="#434343"/>
    </style:style>
    <style:style style:name="pls-vertshim1" style:family="paragraph" style:parent-style-name="normal" style:default-outline-level="">
      <loext:graphic-properties draw:fill="solid" draw:fill-color="#f5f5f5"/>
      <style:paragraph-properties fo:margin-top="0in" fo:margin-bottom="0.2083in" loext:contextual-spacing="false" style:line-height-at-least="0.25in" fo:text-align="end" style:justify-single-word="false" fo:background-color="#f5f5f5"/>
      <style:text-properties fo:color="#434343"/>
    </style:style>
    <style:style style:name="pls-vertshim2" style:family="paragraph" style:parent-style-name="normal" style:default-outline-level="">
      <loext:graphic-properties draw:fill="solid" draw:fill-color="#fff3c2"/>
      <style:paragraph-properties fo:margin-top="0in" fo:margin-bottom="0.2083in" loext:contextual-spacing="false" style:line-height-at-least="0.25in" fo:text-align="end" style:justify-single-word="false" fo:background-color="#fff3c2"/>
      <style:text-properties fo:color="#434343"/>
    </style:style>
    <style:style style:name="pls-dropbr1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pls-tailbottom1" style:family="paragraph" style:parent-style-name="normal" style:default-outline-level="">
      <style:paragraph-properties fo:margin-top="0in" fo:margin-bottom="0.2083in" loext:contextual-spacing="false" style:line-height-at-least="0.25in" style:vertical-align="bottom"/>
      <style:text-properties fo:color="#434343" text:display="none"/>
    </style:style>
    <style:style style:name="pls-tailtop1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 text:display="none"/>
    </style:style>
    <style:style style:name="pls-tailright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 text:display="none"/>
    </style:style>
    <style:style style:name="pls-tailleft1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 text:display="none"/>
    </style:style>
    <style:style style:name="pls-droptr1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ls-dropbr2" style:family="paragraph" style:parent-style-name="normal" style:default-outline-level="">
      <style:paragraph-properties fo:margin-top="0in" fo:margin-bottom="0.2083in" loext:contextual-spacing="false" style:line-height-at-least="0.25in"/>
      <style:text-properties fo:color="#434343"/>
    </style:style>
    <style:style style:name="pls-dropbl1" style:family="paragraph" style:parent-style-name="normal" style:default-outline-level="">
      <style:paragraph-properties fo:margin-top="0in" fo:margin-bottom="0.2083in" loext:contextual-spacing="false" style:line-height-at-least="0.25in" style:vertical-align="top"/>
      <style:text-properties fo:color="#434343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28bca" style:text-line-through-style="none" style:text-line-through-type="none" style:text-underline-style="none" style:text-blinking="false"/>
    </style:style>
    <style:style style:name="FollowedHyperlink" style:family="text" style:parent-style-name="Default_20_Paragraph_20_Font">
      <style:text-properties fo:color="#428bca" style:text-line-through-style="none" style:text-line-through-type="none" style:text-underline-style="none" style:text-blinking="fals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name-asian="F" style:font-family-generic-asian="system" style:font-pitch-asian="variable" style:font-name-complex="Consolas1" style:font-family-complex="Consola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urrent" style:family="text" style:parent-style-name="Default_20_Paragraph_20_Font"/>
    <style:style style:name="sun" style:family="text" style:parent-style-name="Default_20_Paragraph_20_Font"/>
    <style:style style:name="cloud" style:family="text" style:parent-style-name="Default_20_Paragraph_20_Font"/>
    <style:style style:name="cat-title" style:family="text" style:parent-style-name="Default_20_Paragraph_20_Font"/>
    <style:style style:name="month" style:family="text" style:parent-style-name="Default_20_Paragraph_20_Font"/>
    <style:style style:name="day" style:family="text" style:parent-style-name="Default_20_Paragraph_20_Font"/>
    <style:style style:name="thumb-info-social-icons" style:family="text" style:parent-style-name="Default_20_Paragraph_20_Font"/>
    <style:style style:name="sun1" style:family="text" style:parent-style-name="Default_20_Paragraph_20_Font">
      <style:text-properties text:display="true"/>
    </style:style>
    <style:style style:name="cloud1" style:family="text" style:parent-style-name="Default_20_Paragraph_20_Font">
      <style:text-properties text:display="true"/>
    </style:style>
    <style:style style:name="month1" style:family="text" style:parent-style-name="Default_20_Paragraph_20_Font">
      <style:text-properties fo:color="#ffffff" fo:font-size="11pt" fo:background-color="#cccccc" style:font-size-asian="11pt" style:font-size-complex="11pt"/>
    </style:style>
    <style:style style:name="day1" style:family="text" style:parent-style-name="Default_20_Paragraph_20_Font">
      <style:text-properties fo:color="#cccccc" fo:font-size="13.5pt" fo:background-color="#f7f7f7" style:font-size-asian="13.5pt" style:font-size-complex="13.5pt" text:display="true"/>
    </style:style>
    <style:style style:name="thumb-info-social-icons1" style:family="text" style:parent-style-name="Default_20_Paragraph_20_Font"/>
    <style:style style:name="current1" style:family="text" style:parent-style-name="Default_20_Paragraph_20_Font">
      <style:text-properties fo:color="#ffffff" fo:background-color="#15700d" loext:padding-left="0.0555in" loext:padding-right="0.0555in" loext:padding-top="0in" loext:padding-bottom="0.0555in" loext:border-left="0.74pt solid #8f8f8f" loext:border-right="0.74pt solid #8f8f8f" loext:border-top="none" loext:border-bottom="0.74pt solid #8f8f8f"/>
    </style:style>
    <style:style style:name="cat-title1" style:family="text" style:parent-style-name="Default_20_Paragraph_20_Font">
      <style:text-properties fo:color="#ffffff" fo:font-size="46.5pt" fo:font-weight="bold" style:font-size-asian="46.5pt" style:font-weight-asian="bold" style:font-size-complex="46.5pt" style:font-weight-complex="bold" text:display="true" loext:padding="0in" loext:border="none"/>
    </style:style>
    <style:style style:name="tut-lib1" style:family="text" style:parent-style-name="Default_20_Paragraph_20_Font"/>
    <style:style style:name="input-group-btn" style:family="text" style:parent-style-name="Default_20_Paragraph_20_Font"/>
    <style:style style:name="ListLabel_20_1" style:display-name="ListLabel 1" style:family="text">
      <style:text-properties fo:color="#000000" style:font-name="Verdana" fo:font-family="Verdana" style:font-family-generic="roman" style:font-pitch="variable" fo:font-size="10.5pt" fo:font-weight="bold" style:font-name-asian="Verdana1" style:font-family-asian="Verdana" style:font-family-generic-asian="system" style:font-pitch-asian="variable" style:font-size-asian="10.5pt" style:font-weight-asian="bold" style:font-name-complex="Verdana1" style:font-family-complex="Verdana" style:font-family-generic-complex="system" style:font-pitch-complex="variable" style:font-size-complex="10.5pt"/>
    </style:style>
    <style:style style:name="ListLabel_20_2" style:display-name="ListLabel 2" style:family="text">
      <style:text-properties fo:color="#313131" style:font-name="Verdana" fo:font-family="Verdana" style:font-family-generic="roman" style:font-pitch="variable" fo:font-size="10.5pt" style:font-name-asian="Verdana1" style:font-family-asian="Verdana" style:font-family-generic-asian="system" style:font-pitch-asian="variable" style:font-size-asian="10.5pt" style:font-name-complex="Verdana1" style:font-family-complex="Verdana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eeeeee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eeee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0:11:00</meta:creation-date>
    <meta:initial-creator>Balkrishna Londhe</meta:initial-creator>
    <meta:document-statistic meta:table-count="0" meta:image-count="0" meta:object-count="0" meta:page-count="7" meta:paragraph-count="126" meta:word-count="917" meta:character-count="5197" meta:non-whitespace-character-count="4404"/>
    <meta:generator>LibreOfficeDev/6.0.5.2$Linux_X86_64 LibreOffice_project/</meta:generator>
  </office:meta>
</office:document-meta>
</file>